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4.5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4.2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1cm"/>
    </style:style>
    <style:style style:name="gr5" style:family="graphic" style:parent-style-name="standard">
      <style:graphic-properties draw:marker-start="Arrow" draw:marker-start-width="0.3cm" draw:marker-end="Arrow" draw:marker-end-width="0.3cm"/>
    </style:style>
    <style:style style:name="gr6" style:family="graphic" style:parent-style-name="standard">
      <style:graphic-properties draw:textarea-horizontal-align="justify" draw:textarea-vertical-align="middle" draw:auto-grow-height="false" fo:min-height="2.226cm" fo:min-width="1.976cm"/>
    </style:style>
    <style:style style:name="gr7" style:family="graphic" style:parent-style-name="objectwithoutfill">
      <style:graphic-properties draw:fill="none"/>
    </style:style>
    <style:style style:name="gr8" style:family="graphic" style:parent-style-name="standard">
      <style:graphic-properties draw:textarea-horizontal-align="justify" draw:textarea-vertical-align="middle" draw:auto-grow-height="false" fo:min-height="1.872cm" fo:min-width="1.622cm"/>
    </style:style>
    <style:style style:name="gr9" style:family="graphic" style:parent-style-name="standard">
      <style:graphic-properties draw:textarea-horizontal-align="justify" draw:textarea-vertical-align="middle" draw:auto-grow-height="false" fo:min-height="1.871cm" fo:min-width="1.621cm"/>
    </style:style>
    <style:style style:name="gr10" style:family="graphic" style:parent-style-name="standard">
      <style:graphic-properties draw:textarea-horizontal-align="justify" draw:textarea-vertical-align="middle" draw:auto-grow-height="false" fo:min-height="1.164cm" fo:min-width="0.914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071cm" svg:x="1cm" svg:y="7.838cm" presentation:class="title">
          <draw:text-box>
            <text:p>II. 게임에서의 충돌판정과 수학과의 관련성</text:p>
          </draw:text-box>
        </draw:frame>
        <draw:frame draw:style-name="gr1" draw:text-style-name="P2" draw:layer="layout" svg:width="5.035cm" svg:height="1.17cm" svg:x="0cm" svg:y="0cm">
          <draw:text-box>
            <text:p>by. 11025 조우상</text:p>
          </draw:text-box>
        </draw:frame>
        <draw:frame draw:style-name="gr2" draw:text-style-name="P2" draw:layer="layout" svg:width="4.79cm" svg:height="1.17cm" svg:x="23.21cm" svg:y="0cm">
          <draw:text-box>
            <text:p>2 번째 수행평가</text:p>
          </draw:text-box>
        </draw:frame>
        <draw:frame presentation:style-name="pr2" draw:text-style-name="P4" draw:layer="layout" svg:width="26cm" svg:height="4.125cm" svg:x="1cm" svg:y="10.875cm" presentation:class="subtitle">
          <draw:text-box>
            <text:p text:style-name="P3">수학은 깐깐하다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II-0.목차(char)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1. 직선에서의 충돌판정</text:p>
                <text:p>2. 원에서의 충돌판정</text:p>
                <text:p>3. 히트박스</text:p>
                <text:p>4. 프로그래밍</text:p>
                <text:p/>
                <text:p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II-1. 직선에서의 충돌판정</text:p>
          </draw:text-box>
        </draw:frame>
        <draw:frame presentation:style-name="pr8" draw:text-style-name="P1" draw:layer="layout" svg:width="26cm" svg:height="10.5cm" svg:x="1cm" svg:y="4cm" presentation:class="outline" presentation:user-transformed="true">
          <draw:text-box>
            <text:list text:style-name="L2">
              <text:list-item>
                <text:p>직선에서는, 점과 직선 사이의 거리를 이용하여 판단한다.</text:p>
                <text:p>정사각형에서 한 직선에서 다른 직선까지의 거리(d)의 절반과</text:p>
                <text:p><text:s/><text:tab/>중심거리를 이용해서 구함.</text:p>
              </text:list-item>
            </text:list>
          </draw:text-box>
        </draw:frame>
        <draw:custom-shape draw:style-name="gr4" draw:text-style-name="P6" draw:layer="layout" svg:width="3cm" svg:height="3cm" svg:x="19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draw:layer="layout" svg:width="3cm" svg:height="3cm" svg:x="21cm" svg:y="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layer="layout" svg:x1="20.5cm" svg:y1="10.5cm" svg:x2="22.5cm" svg:y2="8.5cm">
          <text:p/>
        </draw:line>
        <draw:line draw:style-name="gr5" draw:layer="layout" svg:x1="21.5cm" svg:y1="9cm" svg:x2="23cm" svg:y2="7.5cm">
          <text:p/>
        </draw:line>
        <draw:line draw:style-name="gr5" draw:layer="layout" svg:x1="19.5cm" svg:y1="11cm" svg:x2="21cm" svg:y2="9.5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II-2. 원에서의 충돌판정</text:p>
          </draw:text-box>
        </draw:frame>
        <draw:frame presentation:style-name="pr8" draw:text-style-name="P1" draw:layer="layout" svg:width="26cm" svg:height="10.5cm" svg:x="1cm" svg:y="4cm" presentation:class="outline" presentation:user-transformed="true">
          <draw:text-box>
            <text:list text:style-name="L2">
              <text:list-header>
                <text:p>두 원의 충돌판정 : 중심거리와 반지름의 합 비교하기</text:p>
                <text:p>중심거리 &lt;= 반지름의 합 일때, 충돌했다라고 할 수 있음.</text:p>
                <text:p/>
                <text:list>
                  <text:list-item>
                    <text:list>
                      <text:list-header>
                        <text:p/>
                        <text:list>
                          <text:list-item>
                            <text:list>
                              <text:list-header>
                                <text:p><text:s text:c="4"/>d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  <text:p/>
              </text:list-header>
            </text:list>
          </draw:text-box>
        </draw:frame>
        <draw:custom-shape draw:style-name="gr6" draw:text-style-name="P6" draw:layer="layout" svg:width="3.5cm" svg:height="3.5cm" svg:x="3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5cm" svg:height="3.5cm" svg:x="8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5cm" svg:y1="10cm" svg:x2="10.5cm" svg:y2="11.5cm">
          <text:p/>
        </draw:line>
        <draw:custom-shape draw:style-name="gr8" draw:text-style-name="P6" draw:layer="layout" svg:width="3cm" svg:height="3cm" svg:x="16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3cm" svg:height="3cm" svg:x="18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II-3. 충돌판정의 유연성 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header>
                <text:p>바로 닿기만 하면 ‘충돌했다’라고 보는 게임은 별로 X</text:p>
                <text:p>대부분은, ‘히트박스’를 가진다.</text:p>
              </text:list-header>
              <text:list-item>
                <text:p>예) a부분은 실제 히트박스, b부분은 보이는 부분</text:p>
                <text:p/>
              </text:list-item>
            </text:list>
          </draw:text-box>
        </draw:frame>
        <draw:custom-shape draw:style-name="gr9" draw:text-style-name="P6" draw:layer="layout" svg:width="2.999cm" svg:height="2.999cm" svg:x="7.501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2cm" svg:height="2cm" svg:x="8cm" svg:y="9cm">
          <text:p text:style-name="P8"><text:s text:c="11"/>a <text:s text:c="5"/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II-4. 프로그래밍</text:p>
          </draw:text-box>
        </draw:frame>
        <draw:frame presentation:style-name="pr8" draw:text-style-name="P1" draw:layer="layout" svg:width="26cm" svg:height="10.5cm" svg:x="1cm" svg:y="4.125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10" draw:text-style-name="P1" draw:layer="layout" svg:width="13cm" svg:height="4.5cm" svg:x="7.5cm" svg:y="4cm" presentation:class="title" presentation:user-transformed="true">
          <draw:text-box>
            <text:p>감사합니다.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1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Noto Sans KR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숫자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숫자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숫자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숫자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숫자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08T15:12:34.961000000</meta:creation-date>
    <meta:editing-duration>PT2M14S</meta:editing-duration>
    <meta:editing-cycles>2</meta:editing-cycles>
    <meta:generator>LibreOffice/7.3.1.3$Windows_X86_64 LibreOffice_project/a69ca51ded25f3eefd52d7bf9a5fad8c90b87951</meta:generator>
    <dc:title>Midnightblue</dc:title>
    <dc:date>2023-07-08T15:14:47.764000000</dc:date>
    <meta:document-statistic meta:object-count="91"/>
  </office:meta>
</office:document-meta>
</file>